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9.2">
            <text:p>89.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4.4846">
            <text:p>94.4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623">
            <text:p>97.462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724">
            <text:p>97.072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6417">
            <text:p>96.6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192">
            <text:p>97.21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414">
            <text:p>97.14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5824">
            <text:p>95.5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72">
            <text:p>96.417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966">
            <text:p>95.9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81">
            <text:p>98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579">
            <text:p>96.0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0546">
            <text:p>97.05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225">
            <text:p>94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353">
            <text:p>97.4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8">
            <text:p>98.4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556">
            <text:p>97.3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455">
            <text:p>96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3">
            <text:p>96.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678">
            <text:p>97.5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263">
            <text:p>97.626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111">
            <text:p>95.9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629">
            <text:p>97.36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997">
            <text:p>97.9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6926">
            <text:p>97.6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308">
            <text:p>97.130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413">
            <text:p>97.4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552">
            <text:p>97.455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88">
            <text:p>96.7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609">
            <text:p>97.0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913">
            <text:p>97.2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6421">
            <text:p>98.6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9929">
            <text:p>96.9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483">
            <text:p>97.148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157">
            <text:p>98.115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0643">
            <text:p>97.0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035">
            <text:p>97.5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0875">
            <text:p>97.0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5545">
            <text:p>95.5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33">
            <text:p>96.3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211">
            <text:p>97.62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267">
            <text:p>97.9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7333">
            <text:p>95.7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15">
            <text:p>97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094">
            <text:p>97.60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177">
            <text:p>96.81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087">
            <text:p>97.50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808">
            <text:p>97.2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379">
            <text:p>97.83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2286">
            <text:p>96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088">
            <text:p>96.908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8714">
            <text:p>96.87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7905">
            <text:p>97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838">
            <text:p>97.283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85">
            <text:p>96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667">
            <text:p>97.066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92">
            <text:p>97.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0333">
            <text:p>95.0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5228">
            <text:p>96.522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.0059">
            <text:p>98.0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025">
            <text:p>96.50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455">
            <text:p>97.345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5348">
            <text:p>96.534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182">
            <text:p>96.4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537">
            <text:p>97.45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3435">
            <text:p>98.3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072">
            <text:p>97.407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9706">
            <text:p>97.9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587">
            <text:p>96.75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4829">
            <text:p>96.48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8193">
            <text:p>98.819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445">
            <text:p>97.744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471">
            <text:p>96.2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036">
            <text:p>97.4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776">
            <text:p>94.7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7">
            <text:p>97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6">
            <text:p>97.7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5882">
            <text:p>98.5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13">
            <text:p>97.2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818">
            <text:p>97.3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13">
            <text:p>97.2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957">
            <text:p>97.8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1545">
            <text:p>99.1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825">
            <text:p>94.8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711">
            <text:p>96.97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3667">
            <text:p>97.366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2">
            <text:p>98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6">
            <text:p>97.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243">
            <text:p>97.32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963">
            <text:p>96.9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765">
            <text:p>97.3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3.5778">
            <text:p>93.5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9143">
            <text:p>94.9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5">
            <text:p>97.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658">
            <text:p>97.365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167">
            <text:p>97.4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76">
            <text:p>97.9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4364">
            <text:p>96.43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257">
            <text:p>98.32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0368">
            <text:p>96.036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414">
            <text:p>98.14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.8154">
            <text:p>93.8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615">
            <text:p>96.8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148">
            <text:p>97.714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9948">
            <text:p>95.99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735">
            <text:p>98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467">
            <text:p>96.54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391">
            <text:p>96.1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7136">
            <text:p>98.7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5158">
            <text:p>96.5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048">
            <text:p>98.2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188">
            <text:p>97.3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375">
            <text:p>96.6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37">
            <text:p>98.1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423">
            <text:p>98.0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0967">
            <text:p>96.0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8116">
            <text:p>98.8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0087">
            <text:p>97.00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433">
            <text:p>97.54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657">
            <text:p>97.46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23">
            <text:p>98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3">
            <text:p>99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444">
            <text:p>98.0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6">
            <text:p>99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12">
            <text:p>97.6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695">
            <text:p>97.26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421">
            <text:p>98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098">
            <text:p>97.009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636">
            <text:p>96.76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846">
            <text:p>98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.7435">
            <text:p>94.7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175">
            <text:p>94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643">
            <text:p>97.7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992">
            <text:p>97.9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4938">
            <text:p>98.4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4">
            <text:p>96.5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3545">
            <text:p>97.3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292">
            <text:p>97.9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188">
            <text:p>98.5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6">
            <text:p>97.5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5">
            <text:p>97.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4.8857">
            <text:p>94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71">
            <text:p>97.28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4">
            <text:p>97.8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952">
            <text:p>97.995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1">
            <text:p>98.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489">
            <text:p>97.048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191">
            <text:p>97.319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174">
            <text:p>97.0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9542">
            <text:p>97.9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429">
            <text:p>98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304">
            <text:p>97.9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formula="of:=SUM([.A1:.A500])/500" office:value-type="float" office:value="97.954393">
            <text:p>97.954393</text:p>
          </table:table-cell>
          <table:table-cell table:formula="of:=SUM([.B1:.B500])/500" office:value-type="float" office:value="14.266">
            <text:p>14.2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39:10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